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rial" svg:font-family="Arial"/>
    <style:font-face style:name="Times" svg:font-family="Times"/>
    <style:font-face style:name="Times New Roman" svg:font-family="Times New Roman"/>
  </office:font-face-decls>
  <office:automatic-styles>
    <style:style style:name="P1" style:family="paragraph" style:parent-style-name="Standard">
      <style:paragraph-properties fo:margin-bottom="0.0833in"/>
      <style:text-properties style:font-name="Times" fo:font-size="10.0pt" fo:color="#339900"/>
    </style:style>
    <style:style style:name="P2" style:family="paragraph" style:parent-style-name="Standard">
      <style:paragraph-properties fo:margin-bottom="0.0833in"/>
      <style:text-properties style:font-name="Arial" fo:font-size="11.0pt" fo:color="#333333"/>
    </style:style>
    <style:style style:name="P3" style:family="paragraph" style:parent-style-name="Standard">
      <style:paragraph-properties fo:margin-bottom="0.0833in"/>
      <style:text-properties style:font-name="Arial" fo:font-size="11.0pt" fo:color="#0000ff" fo:background-color="#ffffff"/>
    </style:style>
    <style:style style:name="P4" style:family="paragraph" style:parent-style-name="Standard">
      <style:paragraph-properties fo:margin-bottom="0.0833in"/>
      <style:text-properties style:font-name="Times" fo:font-size="10.0pt" fo:color="#333333"/>
    </style:style>
    <style:style style:name="P5" style:family="paragraph" style:parent-style-name="Standard">
      <style:text-properties style:font-name="Times" fo:font-size="10.0pt" fo:color="#333333"/>
    </style:style>
    <style:style style:name="P6" style:family="paragraph" style:parent-style-name="Standard">
      <style:paragraph-properties fo:margin-left="0.5000in" fo:text-indent="-0.5000in">
        <style:tab-stops>
          <style:tab-stop style:position="0.1528in"/>
          <style:tab-stop style:position="0.5000in"/>
        </style:tab-stops>
      </style:paragraph-properties>
      <style:text-properties style:font-name="Times" fo:font-size="10.0pt" fo:color="#333333"/>
    </style:style>
    <style:style style:name="P7" style:family="paragraph" style:parent-style-name="Standard">
      <style:paragraph-properties fo:margin-bottom="0.0833in" fo:margin-left="0.5000in" fo:text-indent="-0.5000in">
        <style:tab-stops>
          <style:tab-stop style:position="0.1528in"/>
          <style:tab-stop style:position="0.5000in"/>
        </style:tab-stops>
      </style:paragraph-properties>
      <style:text-properties style:font-name="Times" fo:font-size="10.0pt" fo:color="#333333"/>
    </style:style>
    <style:style style:name="P8" style:family="paragraph" style:parent-style-name="Standard">
      <style:paragraph-properties fo:margin-bottom="0.0833in" fo:margin-left="0.4909in"/>
      <style:text-properties style:font-name="Times" fo:font-size="10.0pt" fo:color="#333333"/>
    </style:style>
    <style:style style:name="P9" style:family="paragraph" style:parent-style-name="Standard">
      <style:text-properties style:font-name="Times" fo:font-size="10.5pt" fo:color="#000000"/>
    </style:style>
    <style:style style:name="P10" style:family="paragraph" style:parent-style-name="Standard">
      <style:text-properties style:font-name="Times New Roman" fo:font-size="12.0pt"/>
    </style:style>
    <style:style style:name="T1" style:family="text">
      <style:text-properties fo:font-weight="bold" fo:font-weight-asian="bold" fo:font-weight-complex="bold" fo:letter-spacing="0.0000in"/>
    </style:style>
    <style:style style:name="T2" style:family="text">
      <style:text-properties style:text-underline-style="solid" fo:letter-spacing="0.0000in"/>
    </style:style>
    <style:style style:name="T3" style:family="text">
      <style:text-properties style:text-underline-style="solid" fo:letter-spacing="0.0000in" fo:color="#0563c1"/>
    </style:style>
    <style:style style:name="T4" style:family="text">
      <style:text-properties style:text-underline-style="solid" fo:letter-spacing="0.0000in" fo:color="#333333" fo:background-color="transparent"/>
    </style:style>
    <style:style style:name="T5" style:family="text">
      <style:text-properties fo:letter-spacing="0.0000in" fo:color="#000000" fo:background-color="transparent"/>
    </style:style>
    <style:style style:name="T6" style:family="text">
      <style:text-properties fo:letter-spacing="0.0000in" fo:color="#000000"/>
    </style:style>
    <style:style style:name="T7" style:family="text">
      <style:text-properties fo:font-size="14.0pt" fo:font-size-asian="14.0pt" fo:font-size-complex="14.0pt" fo:letter-spacing="0.0000in"/>
    </style:style>
    <style:style style:name="T8" style:family="text">
      <style:text-properties fo:letter-spacing="0.0000in"/>
    </style:style>
    <style:style style:name="T9" style:family="text">
      <style:text-properties style:text-position="super 100%" fo:letter-spacing="0.0000in"/>
    </style:style>
    <style:style style:name="TableColumn1" style:family="table-column">
      <style:table-column-properties style:column-width="3.4625in" style:rel-column-width="32767*"/>
    </style:style>
    <text:list-style style:name="L1">
      <text:list-level-style-bullet text:level="1" text:bullet-char="•">
        <style:list-level-properties text:space-before="0.25in" text:min-label-width="0.25in"/>
      </text:list-level-style-bullet>
    </text:list-style>
  </office:automatic-styles>
  <office:body>
    <office:text>
      <text:p text:style-name="P1"><text:span text:style-name="T1"><text:s text:c="20"/>Statistical Learning </text:span></text:p>
      <text:p text:style-name="P2"><text:span text:style-name="T2">The course will be partially based on Lectures of Emmanuel J. Candes from Stanford University available at </text:span><text:a xlink:type="simple" xlink:href="https://statweb.stanford.edu/~candes/teaching/stats300c/"><text:span text:style-name="T3">https://statweb.stanford.edu/~candes/teaching/stats300c/</text:span></text:a></text:p>
      <text:p text:style-name="P3"><text:span text:style-name="T4">and on the book </text:span><text:a xlink:type="simple" xlink:href="http://www.amazon.com/exec/obidos/ASIN/0387848576/trevorhastie-20"><text:span text:style-name="T2">The Elements of Statistical Learning: Data Mining, Inference, and Prediction</text:span></text:a><text:span text:style-name="T5"><text:s/>by </text:span><text:span text:style-name="T6">Trevor Hastie, Robert Tibshirani and Jerome Friedman. </text:span></text:p>
      <text:p text:style-name="P4"><text:span text:style-name="T1">Description (by Prof. Candes) :</text:span><text:span text:style-name="T7"> </text:span><text:span text:style-name="T8">The main goal of this course is to expose students to modern ideas in statistical theory. Whereas classical theory is concerned with the behavior of statistical estimates when the number of variables is fixed and the sample size increases, our emphasis is on statistical inference in high-dimensional settings where there may be as many, or more, variables than observations. Our focus is motivated by always newer technologies, which now produce extremely large datasets, often with huge numbers of measurements on each of a comparatively small number of experimental units.</text:span></text:p>
      <text:p text:style-name="P4"><text:span text:style-name="T1"><text:line-break/>Syllabus:</text:span></text:p>
      <text:p text:style-name="P5"><text:span text:style-name="T8"><text:s text:c="9"/>Supervised Learning</text:span></text:p>
      <text:p text:style-name="P5"><text:span text:style-name="T8"><text:s text:c="2"/></text:span></text:p>
      <text:list text:style-name="L1">
        <text:list-item>
          <text:p text:style-name="P6"><text:span text:style-name="T8">Test and training errors</text:span></text:p>
        </text:list-item>
        <text:list-item>
          <text:p text:style-name="P6"><text:span text:style-name="T8">Model selection in high dimensions: <text:s/>Cp/Akaike Information Criterion, Bayesian Information Criterion, Risk Inflation Criterion, modified Bayesian Information Criterion</text:span></text:p>
        </text:list-item>
        <text:list-item>
          <text:p text:style-name="P6"><text:span text:style-name="T8">Regularization Techniques: ridge regression, LASSO, SLOPE, adaptive versions</text:span></text:p>
        </text:list-item>
        <text:list-item>
          <text:p text:style-name="P6"><text:span text:style-name="T8">Controlled variable selection with knockoffs.</text:span></text:p>
        </text:list-item>
        <text:list-item>
          <text:p text:style-name="P6"><text:span text:style-name="T8">Generalized Additive Models</text:span></text:p>
        </text:list-item>
      </text:list>
      <text:list text:style-name="L1">
        <text:list-item>
          <text:p text:style-name="P7"><text:span text:style-name="T8">Random Forest, Gradient Boosting</text:span></text:p>
        </text:list-item>
        <text:list-item>
          <text:p text:style-name="P7"><text:span text:style-name="T8">Ensembles: stacked regression, Super Learner</text:span></text:p>
        </text:list-item>
      </text:list>
      <text:p text:style-name="P8"><text:span text:style-name="T8">Unsupervised Learning</text:span></text:p>
      <text:list text:style-name="L1">
        <text:list-item>
          <text:p text:style-name="P6"><text:span text:style-name="T8">Clustering: K-means, hierarchical clustering</text:span></text:p>
        </text:list-item>
        <text:list-item>
          <text:p text:style-name="P6"><text:span text:style-name="T8">Principal Components Analysis, Subspace clustering</text:span></text:p>
        </text:list-item>
        <text:list-item>
          <text:p text:style-name="P6"><text:span text:style-name="T8">Gaussian Graphical Models</text:span></text:p>
        </text:list-item>
      </text:list>
      <text:p text:style-name="P5"><text:span text:style-name="T8"><text:s text:c="11"/></text:span></text:p>
      <text:p text:style-name="P5"><text:span text:style-name="T8"><text:s/></text:span></text:p>
      <text:p text:style-name="P4"><text:span text:style-name="T8">The necessary condition for the positive grade is the positive grade from labs.</text:span></text:p>
      <text:p text:style-name="P9"><text:span text:style-name="T8">Two writing exams will be given: on 29</text:span><text:span text:style-name="T9">th</text:span><text:span text:style-name="T8"><text:s/>of April and <text:s/>on 24</text:span><text:span text:style-name="T9">th</text:span><text:span text:style-name="T8"><text:s text:c="2"/>of June. Each exam will be worth 25 points. Students who actively participate in lectures will be given additional points, directly added to the exam points.</text:span></text:p>
      <text:p text:style-name="P9"><text:span text:style-name="T8">The final grade will be based on a weighted average percentage points <text:s/>with weights: 2/5 for labs and 3/10 for each of the exams. Students who will perform exceptionally in labs can receive more than 100 % lab points (up to 120 %)/.</text:span></text:p>
      <text:p text:style-name="P9"><text:span text:style-name="T8">Students who do not pass the course based on labs and mid-term exams will be given a chance to write an exam during an exam session. The tentative date for the exam is 6</text:span><text:span text:style-name="T9">th</text:span><text:span text:style-name="T8"><text:s/>of July.</text:span></text:p>
      <text:p text:style-name="P10"><text:span text:style-name="T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2022.6</meta:generator>
    <meta:initial-creator>Malgorzata Bogdan</meta:initial-creator>
  </office:meta>
</office:document-meta>
</file>